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svg:stroke-opacity="0%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 draw:opacity="0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cm" svg:height="1.1cm" svg:x="12.43cm" svg:y="2.8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1.43cm" svg:y="2.88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0.43cm" svg:y="2.88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8.43cm" svg:y="2.88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9.43cm" svg:y="2.88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7.43cm" svg:y="2.8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6.43cm" svg:y="2.8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5.43cm" svg:y="2.8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3.43cm" svg:y="2.8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5.4cm" svg:y="3.9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6.4cm" svg:y="3.9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7.4cm" svg:y="3.9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8.4cm" svg:y="3.9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9.4cm" svg:y="3.98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0.4cm" svg:y="3.9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.1cm" svg:x="11.4cm" svg:y="3.987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.1cm" svg:x="12.4cm" svg:y="3.98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.1cm" svg:x="13.4cm" svg:y="3.987cm">
          <text:p text:style-name="P3">2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8.668cm" svg:height="0.962cm" svg:x="5.6cm" svg:y="1.1cm">
          <draw:text-box>
            <text:p>{9, 3, 2, 4, 7} <text:s text:c="4"/>{5} <text:s text:c="3"/>{6, 1, 8}</text:p>
          </draw:text-box>
        </draw:frame>
        <draw:frame draw:style-name="gr3" draw:text-style-name="P5" draw:layer="layout" svg:width="2.826cm" svg:height="0.962cm" svg:x="1.2cm" svg:y="4cm">
          <draw:text-box>
            <text:p>small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2T10:55:55.355000000</meta:creation-date>
    <dc:date>2021-12-02T11:00:46.849000000</dc:date>
    <meta:editing-duration>PT4M49S</meta:editing-duration>
    <meta:editing-cycles>4</meta:editing-cycles>
    <meta:generator>LibreOffice/5.4.3.2$Windows_X86_64 LibreOffice_project/92a7159f7e4af62137622921e809f8546db437e5</meta:generator>
    <meta:document-statistic meta:object-count="20"/>
  </office:meta>
</office:document-meta>
</file>